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est l'histoire d'une histoire. C'est l'histoire d'une petite fille, intrépide et curieuse, qui vit dans un monde d'adultes. C'est l'histoire d'un aviateur, excentrique et facétieux, qui n'a jamais vraiment grandi. C'est l'histoire du Petit Prince qui va les réunir dans une aventure extraordinair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3T15:21:29.503000000</dc:date>
    <meta:editing-duration>PT7S</meta:editing-duration>
    <meta:editing-cycles>2</meta:editing-cycles>
    <meta:generator>LibreOffice/7.3.7.2$Windows_X86_64 LibreOffice_project/e114eadc50a9ff8d8c8a0567d6da8f454beeb84f</meta:generator>
    <meta:document-statistic meta:table-count="0" meta:image-count="0" meta:object-count="0" meta:page-count="1" meta:paragraph-count="1" meta:word-count="43" meta:character-count="301" meta:non-whitespace-character-count="258"/>
  </office:meta>
</office:document-meta>
</file>